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85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ro4" style:family="table-row">
      <style:table-row-properties style:row-height="13.6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5.7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7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Gerenciar Exploração de Espaço de Projet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eçar Busc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udar Estado da Busc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rar Busc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começar Busc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celar Busc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ocar Máquinas para Busc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figurar Espaço de Projet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otificar Colaborador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renciar Máquina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sociar Máquin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sassociar Máquin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olar Recurso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viar Arquiv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viar Imagem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viar Métod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valiar Método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otificar Arquivo Inválido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trar no Sistem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cuperar Senha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renciar Conta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udar Senha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udar Informaçẽos Pessoai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alizar Espaço de Projet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companhar Busc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riar uma Cont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prender a Us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r Começand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r Documentaçã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ixar</text:p>
          </table:table-cell>
          <table:table-cell office:value-type="string" calcext:value-type="string">
            <text:p>*</text:p>
          </table:table-cell>
        </table:table-row>
        <table:table-row table:style-name="ro3">
          <table:table-cell office:value-type="string" calcext:value-type="string">
            <text:p>Baixar Pi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ixar Espaço de Projeto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aixar Image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udar Conteúdo da Págin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mover Espaço de Projet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mover Imagem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mover Método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laborar com uma Busc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ntrolar Recursos pelo Pin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tivar/Desativar P2P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dicionar/Remover Imagem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imular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tornar Resultad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stanciar Máquina Virtu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dastrar Máquina Virtu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struir Máquina Virtu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mazenar Resultado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sgatar D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table:style-name="ce3" office:value-type="string" calcext:value-type="string">
            <text:p>News</text:p>
          </table:table-cell>
          <table:table-cell/>
        </table:table-row>
        <table:table-row table:style-name="ro3">
          <table:table-cell office:value-type="string" calcext:value-type="string">
            <text:p>Notificar Busca Inativa</text:p>
          </table:table-cell>
          <table:table-cell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Notificar Baseado nas Preferências</text:p>
          </table:table-cell>
          <table:table-cell office:value-type="string" calcext:value-type="string">
            <text:p>Trocado por Mudar Preferências</text:p>
          </table:table-cell>
        </table:table-row>
        <table:table-row table:style-name="ro3">
          <table:table-cell office:value-type="string" calcext:value-type="string">
            <text:p>Associar Máquina pelo Pine</text:p>
          </table:table-cell>
          <table:table-cell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Desassociar uma Máqunia pelo Pine</text:p>
          </table:table-cell>
          <table:table-cell/>
        </table:table-row>
        <table:table-row table:style-name="ro6">
          <table:table-cell office:value-type="string" calcext:value-type="string">
            <text:p>Definir Configuração da Máquina Virtual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Validar Arquivo Enviado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Notificar Dados Inválidos</text:p>
          </table:table-cell>
          <table:table-cell/>
        </table:table-row>
        <table:table-row table:style-name="ro4">
          <table:table-cell office:value-type="string" calcext:value-type="string">
            <text:p>Enviar Novamente o E-mail</text:p>
          </table:table-cell>
          <table:table-cell/>
        </table:table-row>
        <table:table-row table:style-name="ro7">
          <table:table-cell office:value-type="string" calcext:value-type="string">
            <text:p>Continuar Colaborando com a Busca</text:p>
          </table:table-cell>
          <table:table-cell/>
        </table:table-row>
        <table:table-row table:style-name="ro3">
          <table:table-cell table:style-name="ce4" office:value-type="string" calcext:value-type="string">
            <text:p>Mostrar Configuração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Remover Imagem</text:p>
          </table:table-cell>
          <table:table-cell/>
        </table:table-row>
        <table:table-row table:style-name="ro2">
          <table:table-cell office:value-type="string" calcext:value-type="string">
            <text:p>Parar de Colaborar com uam Busca</text:p>
          </table:table-cell>
          <table:table-cell/>
        </table:table-row>
        <table:table-row table:style-name="ro3">
          <table:table-cell office:value-type="string" calcext:value-type="string">
            <text:p>Desassociar de uma Conta</text:p>
          </table:table-cell>
          <table:table-cell/>
        </table:table-row>
        <table:table-row table:style-name="ro3">
          <table:table-cell office:value-type="string" calcext:value-type="string">
            <text:p>Associar com uma Conta</text:p>
          </table:table-cell>
          <table:table-cell/>
        </table:table-row>
        <table:table-row table:style-name="ro2">
          <table:table-cell office:value-type="string" calcext:value-type="string">
            <text:p>&lt;&lt;extend&gt;&gt;Ativar/Destativar P2P para Benchmark</text:p>
          </table:table-cell>
          <table:table-cell/>
        </table:table-row>
        <table:table-row table:style-name="ro8">
          <table:table-cell office:value-type="string" calcext:value-type="string">
            <text:p>&lt;&lt;extend&gt;&gt;Ativar/Destativar P2P para Imagem de Máquina Virtual</text:p>
          </table:table-cell>
          <table:table-cell/>
        </table:table-row>
        <table:table-row table:style-name="ro1">
          <table:table-cell table:style-name="Default" office:value-type="string" calcext:value-type="string">
            <text:p>Ativar/Desativar P2P pelp Cupid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udar Preferências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altou Descolaborar com uma bus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08:15:57.778585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8:16:17.881008776</meta:creation-date>
    <dc:date>2016-10-24T08:38:43.933737615</dc:date>
    <meta:editing-duration>PT4H10M2S</meta:editing-duration>
    <meta:editing-cycles>72</meta:editing-cycles>
    <meta:generator>LibreOffice/4.4.6.3$Linux_X86_64 LibreOffice_project/40m0$Build-3</meta:generator>
    <meta:document-statistic meta:table-count="1" meta:cell-count="125" meta:object-count="0"/>
  </office:meta>
</office:document-meta>
</file>